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5">
      <style:graphic-properties draw:fill-color="#ffffff" fo:min-height="12.69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title">
      <style:graphic-properties draw:fill-color="#ffffff" draw:auto-grow-height="true" fo:min-height="2.54cm"/>
    </style:style>
    <style:style style:name="pr8" style:family="presentation" style:parent-style-name="Default-subtitle" style:list-style-name="L5">
      <style:graphic-properties draw:fill-color="#ffffff" fo:min-height="13.795cm"/>
    </style:style>
    <style:style style:name="pr9" style:family="presentation" style:parent-style-name="Default-notes">
      <style:graphic-properties draw:fill-color="#ffffff" fo:min-height="11.957cm"/>
    </style:style>
    <style:style style:name="pr10" style:family="presentation" style:parent-style-name="Default-title">
      <style:graphic-properties draw:fill-color="#ffffff" fo:min-height="3.257cm"/>
    </style:style>
    <style:style style:name="pr11" style:family="presentation" style:parent-style-name="Default-subtitle" style:list-style-name="L4">
      <style:graphic-properties draw:fill-color="#ffffff" fo:min-height="12.874cm"/>
    </style:style>
    <style:style style:name="P1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2.4cm" fo:margin-right="0cm" fo:line-height="150%" fo:text-align="start" text:enable-numbering="true" fo:text-indent="-0.6cm"/>
    </style:style>
    <style:style style:name="P11" style:family="paragraph">
      <style:paragraph-properties fo:margin-left="0cm" fo:margin-right="0cm" fo:line-height="200%" fo:text-align="start" text:enable-numbering="tru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layer="layout" svg:width="13.648cm" svg:height="9.454cm" svg:x="2.522cm" svg:y="2.346cm" draw:page-number="1"/>
          <draw:frame presentation:style-name="pr3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7" draw:layer="layout" svg:width="23.912cm" svg:height="3.508cm" svg:x="1.905cm" svg:y="0.302cm" presentation:class="title" presentation:user-transformed="true">
          <draw:text-box>
            <text:p text:style-name="P7">What is Rygel?</text:p>
          </draw:text-box>
        </draw:frame>
        <draw:frame presentation:style-name="pr5" draw:text-style-name="P9" draw:layer="layout" svg:width="24.369cm" svg:height="12.693cm" svg:x="1.27cm" svg:y="3.817cm">
          <draw:text-box>
            <text:list text:style-name="L3">
              <text:list-item>
                <text:list>
                  <text:list-item>
                    <text:p text:style-name="P8"><text:span text:style-name="T5">Distributed multimedia (gstreamer) pipelin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ClinkC and Libupn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Opened Hand (Jorn Baaye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Intel tools for UPn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7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1T1" presentation:use-footer-name="ftr1" draw:id="id3">
        <office:forms form:automatic-focus="false" form:apply-design-mode="false"/>
        <draw:frame presentation:style-name="pr7" draw:text-style-name="P7" draw:layer="layout" svg:width="13.183cm" svg:height="2.54cm" svg:x="2.057cm" svg:y="0.635cm" presentation:class="title" presentation:user-transformed="true">
          <draw:text-box>
            <text:p text:style-name="P7">The future is bright</text:p>
          </draw:text-box>
        </draw:frame>
        <draw:frame presentation:style-name="pr8" draw:text-style-name="P9" draw:layer="layout" svg:width="24.369cm" svg:height="13.795cm" svg:x="1.666cm" svg:y="3.175cm">
          <draw:text-box>
            <text:list text:style-name="L3">
              <text:list-item>
                <text:list>
                  <text:list-item>
                    <text:p text:style-name="P8"><text:span text:style-name="T5">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Ryge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gupnp-media-serv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5">GNOME (Mobi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DLN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5">Language bindings (gobject-introspec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1" presentation:use-footer-name="ftr1" draw:id="id4">
        <office:forms form:automatic-focus="false" form:apply-design-mode="false"/>
        <draw:frame presentation:style-name="pr10" draw:text-style-name="P7" draw:layer="layout" svg:width="23.912cm" svg:height="3.257cm" svg:x="1.27cm" svg:y="0.553cm" presentation:class="title" presentation:user-transformed="true">
          <draw:text-box>
            <text:p text:style-name="P7">Thanks!</text:p>
          </draw:text-box>
        </draw:frame>
        <draw:frame presentation:style-name="pr11" draw:text-style-name="P11" draw:layer="layout" svg:width="19.924cm" svg:height="12.874cm" svg:x="2.301cm" svg:y="3.636cm">
          <draw:text-box>
            <text:list text:style-name="L4">
              <text:list-item>
                <text:p text:style-name="P11"><text:s/><text:span text:style-name="T5">Jorn Baayen</text:span></text:p>
              </text:list-item>
            </text:list>
            <text:list text:style-name="L4">
              <text:list-item>
                <text:p text:style-name="P11"><text:span text:style-name="T5"><text:s/></text:span><text:span text:style-name="T5">Matthew Allum</text:span></text:p>
              </text:list-item>
            </text:list>
            <text:list text:style-name="L4">
              <text:list-item>
                <text:p text:style-name="P11"><text:span text:style-name="T5"><text:s/></text:span><text:span text:style-name="T5">Ross Burton</text:span></text:p>
              </text:list-item>
            </text:list>
            <text:list text:style-name="L4">
              <text:list-item>
                <text:p text:style-name="P11"><text:span text:style-name="T5"><text:s/></text:span><text:span text:style-name="T5">Jussi Kukkonen</text:span></text:p>
              </text:list-item>
            </text:list>
            <text:list text:style-name="L4">
              <text:list-item>
                <text:p text:style-name="P11"><text:span text:style-name="T5"><text:s/></text:span><text:span text:style-name="T5">Many other jolly good peopl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9" draw:text-style-name="P7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 draw:page-number="2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 draw:page-number="3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office:forms form:automatic-focus="false" form:apply-design-mode="false"/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2T14:05:13</dc:date>
    <meta:print-date>1998-09-04T10:04:32</meta:print-date>
    <meta:editing-cycles>54</meta:editing-cycles>
    <meta:editing-duration>PT3H3M15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